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0260386" text:style-name="L1">
        <text:list-item>
          <text:p text:style-name="P2">Get all ray fields of <text:s text:c="2"/>nbr <text:s/>field</text:p>
          <text:p text:style-name="P2"/>
        </text:list-item>
        <text:list-item>
          <text:p text:style-name="P2">Backward ray trace </text:p>
        </text:list-item>
      </text:list>
      <text:p text:style-name="P1"/>
      <text:p text:style-name="P1"/>
      <text:p text:style-name="P1">Read the n1 <text:s text:c="2"/>n2 <text:s text:c="3"/>theta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gbo </meta:initial-creator>
    <meta:creation-date>2011-06-01T23:16:10</meta:creation-date>
    <dc:date>2011-06-01T23:36:25</dc:date>
    <dc:creator>kongbo </dc:creator>
    <meta:editing-duration>PT4M41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3" meta:word-count="17" meta:character-count="83"/>
  </office:meta>
</office:document-meta>
</file>